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8cm" table:align="left"/>
    </style:style>
    <style:style style:name="Table1.A" style:family="table-column">
      <style:table-column-properties style:column-width="3.852cm"/>
    </style:style>
    <style:style style:name="Table1.B" style:family="table-column">
      <style:table-column-properties style:column-width="2.895cm"/>
    </style:style>
    <style:style style:name="Table1.C" style:family="table-column">
      <style:table-column-properties style:column-width="2.05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⭐ 1. Nouvelle Direction Typographique PREMIUM</text:h>
      <text:p text:style-name="Text_20_body">(100% compatible gastronomie, artisanat haut de gamme)</text:p>
      <text:h text:style-name="Heading_20_3" text:outline-level="3"><text:span text:style-name="Strong_20_Emphasis">Titres (H1/H2/H3) – Style Gastronomique</text:span></text:h>
      <text:p text:style-name="Text_20_body"><text:span text:style-name="Strong_20_Emphasis">Affichage Playfair</text:span></text:p>
      <text:list xml:id="list4904987608832101658" text:style-name="L1">
        <text:list-item>
          <text:p text:style-name="P1">Police Google, gratuite</text:p>
        </text:list-item>
        <text:list-item>
          <text:p text:style-name="P1">élégante, haute, gastronomique, très « carte de restaurant »</text:p>
        </text:list-item>
      </text:list>
      <text:h text:style-name="Heading_20_3" text:outline-level="3"><text:span text:style-name="Strong_20_Emphasis">Texte courant / Menu / Boutons</text:span></text:h>
      <text:p text:style-name="Text_20_body"><text:span text:style-name="Strong_20_Emphasis">Entre</text:span></text:p>
      <text:list xml:id="list2421445553704004366" text:style-name="L2">
        <text:list-item>
          <text:p text:style-name="P2">moderne, propre, très lisible</text:p>
        </text:list-item>
        <text:list-item>
          <text:p text:style-name="P2">contraste parfait avec Playfair</text:p>
        </text:list-item>
      </text:list>
      <text:h text:style-name="Heading_20_3" text:outline-level="3">Recommandation complète :</text:h>
      <text:list xml:id="list7645489035733536906" text:style-name="L3">
        <text:list-item>
          <text:p text:style-name="P3"><text:span text:style-name="Strong_20_Emphasis">H1 : Playfair Display – Gras – 52px (ordinateur de bureau), 32px (mobile)</text:span></text:p>
        </text:list-item>
        <text:list-item>
          <text:p text:style-name="P3"><text:span text:style-name="Strong_20_Emphasis">H2 : Playfair Display – Semibold – 36px (ordinateur de bureau), 24px (mobile)</text:span></text:p>
        </text:list-item>
        <text:list-item>
          <text:p text:style-name="P3"><text:span text:style-name="Strong_20_Emphasis">H3 : Playfair Display – Moyen – 28px (ordinateur de bureau), 20px (mobile)</text:span></text:p>
        </text:list-item>
        <text:list-item>
          <text:p text:style-name="P3"><text:span text:style-name="Strong_20_Emphasis">Texte courant : Inter – Regular – 16px (ordinateur de bureau), 15px (mobile)</text:span></text:p>
        </text:list-item>
        <text:list-item>
          <text:p text:style-name="P3"><text:span text:style-name="Strong_20_Emphasis">Menu : Intermédiaire – Moyen – 15px</text:span></text:p>
        </text:list-item>
        <text:list-item>
          <text:p text:style-name="P3"><text:span text:style-name="Strong_20_Emphasis">Boutons : Inter – Semibold – 17px</text:span></text:p>
        </text:list-item>
      </text:list>
      <text:p text:style-name="Horizontal_20_Line"/>
      <text:h text:style-name="Heading_20_1" text:outline-level="1">⭐ 2. Nouvelle Hiérarchie pour le Header (plus pro)</text:h>
      <text:h text:style-name="Heading_20_3" text:outline-level="3">En-tête (ordinateur de bureau)</text:h>
      <text:list xml:id="list5416668925168427893" text:style-name="L4">
        <text:list-item>
          <text:p text:style-name="P4">Hauteur : <text:span text:style-name="Strong_20_Emphasis">80 px</text:span></text:p>
        </text:list-item>
        <text:list-item>
          <text:p text:style-name="P4">Logo à gauche</text:p>
        </text:list-item>
        <text:list-item>
          <text:p text:style-name="P4">Menu central</text:p>
        </text:list-item>
        <text:list-item>
          <text:p text:style-name="P4">Bouton « Nos Menus » à droite</text:p>
        </text:list-item>
        <text:list-item>
          <text:p text:style-name="P4">Menu Style :</text:p>
          <text:list>
            <text:list-item>
              <text:p text:style-name="P4">Intermédiaire Moyen 15px</text:p>
            </text:list-item>
            <text:list-item>
              <text:p text:style-name="P4">Espacement des lettres : 0,5px</text:p>
            </text:list-item>
            <text:list-item>
              <text:p text:style-name="P4"><text:soft-page-break/>Couleur : #6C5F53</text:p>
            </text:list-item>
            <text:list-item>
              <text:p text:style-name="P4">Survol : souligner fin + couleur #A37C4D</text:p>
            </text:list-item>
          </text:list>
        </text:list-item>
      </text:list>
      <text:h text:style-name="Heading_20_3" text:outline-level="3">En-tête (mobile)</text:h>
      <text:list xml:id="list526462111077831498" text:style-name="L5">
        <text:list-item>
          <text:p text:style-name="P5">Hauteur : 70px</text:p>
        </text:list-item>
        <text:list-item>
          <text:p text:style-name="P5">Menu burger</text:p>
        </text:list-item>
        <text:list-item>
          <text:p text:style-name="P5">Bannière + CTA visibles dès le premier scroll</text:p>
        </text:list-item>
      </text:list>
      <text:p text:style-name="Horizontal_20_Line"/>
      <text:h text:style-name="Heading_20_1" text:outline-level="1">⭐ 3. Nouvelle Composition Visuelle (avec séparations + rythme)</text:h>
      <text:p text:style-name="Text_20_body">Tu avais raison : tes sections se ressemblaient trop. Voici une <text:span text:style-name="Strong_20_Emphasis">nouvelle structure dynamique</text:span> , déjà prête à coller dans Figma :</text:p>
      <text:p text:style-name="Horizontal_20_Line"/>
      <text:h text:style-name="Heading_20_1" text:outline-level="1"><text:span text:style-name="Strong_20_Emphasis">SECTION 1 – HERO / Accueil</text:span></text:h>
      <text:p text:style-name="Text_20_body">✔ Grande image (déjà OK) <text:line-break/>✔ Overlay léger beige transparent (10%) <text:line-break/>✔ Nouveau slogan :</text:p>
      <text:p text:style-name="Quotations"><text:span text:style-name="Strong_20_Emphasis">"Votre événement mérite le meilleur. Nous en faisons une recette."</text:span><text:line-break/>→ Playfair 48px blanc + ombre léger</text:p>
      <text:p text:style-name="Text_20_body">✔ <text:span text:style-name="Strong_20_Emphasis">Bouton CTA central</text:span></text:p>
      <text:p text:style-name="Quotations">→ <text:span text:style-name="Strong_20_Emphasis">Voir nos menus</text:span><text:line-break/>Couleurs :</text:p>
      <text:list xml:id="list1149793915509618471" text:style-name="L6">
        <text:list-item>
          <text:p text:style-name="P6">arrière-plan : #A37C4D</text:p>
        </text:list-item>
        <text:list-item>
          <text:p text:style-name="P6">texte : #FFFFFF</text:p>
        </text:list-item>
        <text:list-item>
          <text:p text:style-name="P6">marge intérieure : 14px 30px</text:p>
        </text:list-item>
        <text:list-item>
          <text:p text:style-name="P6">rayon : 50px</text:p>
        </text:list-item>
        <text:list-item>
          <text:p text:style-name="P6">ombre : 0 4px 10px rgba(0,0,0,0.15)</text:p>
        </text:list-item>
      </text:list>
      <text:p text:style-name="Horizontal_20_Line"/>
      <text:h text:style-name="Heading_20_1" text:outline-level="1"><text:span text:style-name="Strong_20_Emphasis">SECTION 2 – Notre Histoire</text:span></text:h>
      <text:p text:style-name="Text_20_body">Fond : <text:span text:style-name="Strong_20_Emphasis">blanc</text:span><text:line-break/>Mise en page : 2 colonnes</text:p>
      <text:list xml:id="list7112676358684123569" text:style-name="L7">
        <text:list-item>
          <text:p text:style-name="P7">photo à gauche</text:p>
        </text:list-item>
        <text:list-item>
          <text:p text:style-name="P7">texte à droite</text:p>
        </text:list-item>
      </text:list>
      <text:h text:style-name="Heading_20_3" text:outline-level="3"><text:soft-page-break/>Nouveau texte plus court &amp; premium :</text:h>
      <text:p text:style-name="Quotations">Installée à Bordeaux depuis plus de 25 ans, Vite &amp; Gourmand est née de la passion de Julie et José pour la cuisine faite maison. Leur ambition : offrir une gastronomie généreuse, soignée et profondément humaine.</text:p>
      <text:p text:style-name="Quotations">Ce qui a commencé comme une aventure familiale est devenu une référence locale.</text:p>
      <text:p text:style-name="Text_20_body"><text:span text:style-name="Strong_20_Emphasis">CTA discret (fin de section) :</text:span><text:line-break/>→ <text:span text:style-name="Strong_20_Emphasis">Découvrir nos menus</text:span></text:p>
      <text:p text:style-name="Horizontal_20_Line"/>
      <text:h text:style-name="Heading_20_1" text:outline-level="1"><text:span text:style-name="Strong_20_Emphasis">SECTION 3 – Notre Équipe (Julie et José)</text:span></text:h>
      <text:p text:style-name="Text_20_body">Fond : <text:span text:style-name="Strong_20_Emphasis">beige #E8DFD2</text:span><text:line-break/>Cercle légèrement ombré <text:line-break/>Titres centres <text:line-break/>Photos déjà OK</text:p>
      <text:h text:style-name="Heading_20_3" text:outline-level="3">Mise en page :</text:h>
      <text:list xml:id="list6361247471050622511" text:style-name="L8">
        <text:list-item>
          <text:p text:style-name="P8">Portraits</text:p>
        </text:list-item>
        <text:list-item>
          <text:p text:style-name="P8">Noms en Playfair Bold 30px</text:p>
        </text:list-item>
        <text:list-item>
          <text:p text:style-name="P8">Sous-titres en Inter Medium 16px</text:p>
        </text:list-item>
        <text:list-item>
          <text:p text:style-name="P8">Description courte 3 lignes max</text:p>
        </text:list-item>
      </text:list>
      <text:p text:style-name="Horizontal_20_Line"/>
      <text:h text:style-name="Heading_20_1" text:outline-level="1"><text:span text:style-name="Strong_20_Emphasis">SECTION 4 – Notre Signature (3 blocs différenciés)</text:span></text:h>
      <text:p text:style-name="Text_20_body">Tu avais :</text:p>
      <text:list xml:id="list3343834040596965514" text:style-name="L9">
        <text:list-item>
          <text:p text:style-name="P9">Nos prestations</text:p>
        </text:list-item>
        <text:list-item>
          <text:p text:style-name="P9">En constante évolution</text:p>
        </text:list-item>
        <text:list-item>
          <text:p text:style-name="P9">Notre engagement <text:line-break/>Très bon contenu, on garde, mais on restructure.</text:p>
        </text:list-item>
      </text:list>
      <text:h text:style-name="Heading_20_3" text:outline-level="3">Nouvelle mise en page :</text:h>
      <text:p text:style-name="Text_20_body">Fond : <text:span text:style-name="Strong_20_Emphasis">image floue sombre</text:span> (déjà OK dans ta maquette) <text:line-break/>Overlay noir 55% <text:line-break/>Blocs avec cartes semi-transparentes (style « gastronomie premium »)</text:p>
      <text:p text:style-name="Text_20_body">Carte :</text:p>
      <text:list xml:id="list2551577553425778372" text:style-name="L10">
        <text:list-item>
          <text:p text:style-name="P10">arrière-plan : rgba(255,255,255,0.15)</text:p>
        </text:list-item>
        <text:list-item>
          <text:p text:style-name="P10">bordure : 1px solide rgba(255,255,255,0.2)</text:p>
        </text:list-item>
        <text:list-item>
          <text:p text:style-name="P10"><text:soft-page-break/>flou : 8px</text:p>
        </text:list-item>
        <text:list-item>
          <text:p text:style-name="P10">rayon : 20px</text:p>
        </text:list-item>
        <text:list-item>
          <text:p text:style-name="P10">marge intérieure : 30px</text:p>
        </text:list-item>
        <text:list-item>
          <text:p text:style-name="P10">titre Playfair 24px blanc</text:p>
        </text:list-item>
        <text:list-item>
          <text:p text:style-name="P10">texte Inter 15px blanc</text:p>
        </text:list-item>
      </text:list>
      <text:p text:style-name="Text_20_body">CTA global : <text:line-break/>→ <text:span text:style-name="Strong_20_Emphasis">Voir nos menus</text:span> (bouton doré)</text:p>
      <text:p text:style-name="Horizontal_20_Line"/>
      <text:h text:style-name="Heading_20_1" text:outline-level="1"><text:span text:style-name="Strong_20_Emphasis">SECTION 5 – Clients d’Avis</text:span></text:h>
      <text:p text:style-name="Text_20_body">Fond : <text:span text:style-name="Strong_20_Emphasis">blanc</text:span><text:line-break/>Cartes modernisées :</text:p>
      <text:list xml:id="list5907246399779388419" text:style-name="L11">
        <text:list-item>
          <text:p text:style-name="P11">largeur : 350px</text:p>
        </text:list-item>
        <text:list-item>
          <text:p text:style-name="P11">rayon : 18px</text:p>
        </text:list-item>
        <text:list-item>
          <text:p text:style-name="P11">ombre légère</text:p>
        </text:list-item>
        <text:list-item>
          <text:p text:style-name="P11">écriture plus grande</text:p>
        </text:list-item>
        <text:list-item>
          <text:p text:style-name="P11">nom en Playfair 20px</text:p>
        </text:list-item>
        <text:list-item>
          <text:p text:style-name="P11">texte Inter 16px</text:p>
        </text:list-item>
      </text:list>
      <text:p text:style-name="Text_20_body">Slider 100% réactif.</text:p>
      <text:p text:style-name="Horizontal_20_Line"/>
      <text:h text:style-name="Heading_20_1" text:outline-level="1"><text:span text:style-name="Strong_20_Emphasis">SECTION 6 – Prime de pied de page</text:span></text:h>
      <text:p text:style-name="Text_20_body">Fond : beige foncé #D2C6B7 <text:line-break/>Colonnes espacées + séparateurs fins <text:line-break/>Inter régulier 14px <text:line-break/>Logo centré bas de page <text:line-break/>Copyright discret</text:p>
      <text:p text:style-name="Horizontal_20_Line"/>
      <text:h text:style-name="Heading_20_1" text:outline-level="1">⭐ 4. Version Mobile First (toute l'architecture optimisée)</text:h>
      <text:h text:style-name="Heading_20_3" text:outline-level="3">Règles générales mobiles</text:h>
      <text:list xml:id="list5242397194804419569" text:style-name="L12">
        <text:list-item>
          <text:p text:style-name="P12">marge horizontale : <text:span text:style-name="Strong_20_Emphasis">20 px</text:span></text:p>
        </text:list-item>
        <text:list-item>
          <text:p text:style-name="P12">paragraphes : 2–3 lignes maximum</text:p>
        </text:list-item>
        <text:list-item>
          <text:p text:style-name="P12">images plein écran</text:p>
        </text:list-item>
        <text:list-item>
          <text:p text:style-name="P12"><text:soft-page-break/>boutons en largeur 100% (max 320px)</text:p>
        </text:list-item>
        <text:list-item>
          <text:p text:style-name="P12">Titres H1 32px / H2 24px</text:p>
        </text:list-item>
      </text:list>
      <text:h text:style-name="Heading_20_3" text:outline-level="3">Structure mobile :</text:h>
      <text:list xml:id="list1050109057884567713" text:style-name="L13">
        <text:list-item>
          <text:p text:style-name="P13">En-tête compact</text:p>
        </text:list-item>
        <text:list-item>
          <text:p text:style-name="P13">Bannière plein écran (CTA centre)</text:p>
        </text:list-item>
        <text:list-item>
          <text:p text:style-name="P13">Histoire en pile (image → texte)</text:p>
        </text:list-item>
        <text:list-item>
          <text:p text:style-name="P13">Julie &amp; José en pile verticale</text:p>
        </text:list-item>
        <text:list-item>
          <text:p text:style-name="P13">Signature de section → cartes verticales</text:p>
        </text:list-item>
        <text:list-item>
          <text:p text:style-name="P13">Clients Avis → slider 1 carte à la fois</text:p>
        </text:list-item>
        <text:list-item>
          <text:p text:style-name="P13">Pied de page en colonne</text:p>
        </text:list-item>
      </text:list>
      <text:p text:style-name="Horizontal_20_Line"/>
      <text:h text:style-name="Heading_20_1" text:outline-level="1">⭐ 5. Palette couleur Finalisée &amp; Professionnelle</text:h>
      <text:p text:style-name="Text_20_body">Tu m'avais donné : <text:line-break/>✔ #E8DFD2 <text:line-break/>✔ #FFFFFF</text:p>
      <text:p text:style-name="Text_20_body">Je complète avec une palette cohérente premium 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onction</text:p>
            </table:table-cell>
            <table:table-cell table:style-name="Table1.A1" office:value-type="string">
              <text:p text:style-name="Table_20_Heading">Couleur</text:p>
            </table:table-cell>
            <table:table-cell table:style-name="Table1.A1" office:value-type="string">
              <text:p text:style-name="Table_20_Heading">Cod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exte principal</text:span></text:p>
          </table:table-cell>
          <table:table-cell table:style-name="Table1.A1" office:value-type="string">
            <text:p text:style-name="Table_20_Contents">Brun profond</text:p>
          </table:table-cell>
          <table:table-cell table:style-name="Table1.A1" office:value-type="string">
            <text:p text:style-name="Table_20_Contents"><text:span text:style-name="Strong_20_Emphasis">#4A3F36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cents / Titres</text:span></text:p>
          </table:table-cell>
          <table:table-cell table:style-name="Table1.A1" office:value-type="string">
            <text:p text:style-name="Table_20_Contents">Doré cuivré</text:p>
          </table:table-cell>
          <table:table-cell table:style-name="Table1.A1" office:value-type="string">
            <text:p text:style-name="Table_20_Contents"><text:span text:style-name="Strong_20_Emphasis">#A37C4D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nd secondaire</text:span></text:p>
          </table:table-cell>
          <table:table-cell table:style-name="Table1.A1" office:value-type="string">
            <text:p text:style-name="Table_20_Contents">Beige</text:p>
          </table:table-cell>
          <table:table-cell table:style-name="Table1.A1" office:value-type="string">
            <text:p text:style-name="Table_20_Contents"><text:span text:style-name="Strong_20_Emphasis">#E8DFD2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nd clair</text:span></text:p>
          </table:table-cell>
          <table:table-cell table:style-name="Table1.A1" office:value-type="string">
            <text:p text:style-name="Table_20_Contents">Blanc</text:p>
          </table:table-cell>
          <table:table-cell table:style-name="Table1.A1" office:value-type="string">
            <text:p text:style-name="Table_20_Contents"><text:span text:style-name="Strong_20_Emphasis">#FFFFFF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mbres / contrastes</text:span></text:p>
          </table:table-cell>
          <table:table-cell table:style-name="Table1.A1" office:value-type="string">
            <text:p text:style-name="Table_20_Contents">Anthracite doux</text:p>
          </table:table-cell>
          <table:table-cell table:style-name="Table1.A1" office:value-type="string">
            <text:p text:style-name="Table_20_Contents"><text:span text:style-name="Strong_20_Emphasis">#605A54</text:span></text:p>
          </table:table-cell>
        </table:table-row>
      </table:table>
      <text:p text:style-name="Text_20_body">Palette parfaite pour ton style gastronomique élégant.</text:p>
      <text:p text:style-name="Horizontal_20_Line"/>
      <text:h text:style-name="Heading_20_1" text:outline-level="1">⭐ 6. CTA repensés pour convertir mieux</text:h>
      <text:p text:style-name="Text_20_body"><text:span text:style-name="Strong_20_Emphasis">CTA principal :</text:span><text:line-break/>→ <text:span text:style-name="Strong_20_Emphasis">Voir nos menus</text:span><text:line-break/>(brun doré sur fond blanc)</text:p>
      <text:p text:style-name="Text_20_body"><text:span text:style-name="Strong_20_Emphasis">CTA secondaires :</text:span><text:line-break/>→ Découvrir notre histoire <text:line-break/>→ Contacter l'équipe <text:line-break/>→ Commander maintena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5$Win32 OpenOffice.org_project/4115m2$Build-9813</meta:generator>
    <dc:date>2025-12-01T09:58:07.49</dc:date>
    <meta:document-statistic meta:table-count="1" meta:image-count="0" meta:object-count="0" meta:page-count="5" meta:paragraph-count="126" meta:word-count="785" meta:character-count="4296"/>
    <dc:creator>Olivier PETIT</dc:creator>
    <meta:user-defined meta:name="Info 1"/>
    <meta:user-defined meta:name="Info 2"/>
    <meta:user-defined meta:name="Info 3"/>
    <meta:user-defined meta:name="Info 4"/>
  </office:meta>
</office:document-meta>
</file>